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1070" officeooo:paragraph-rsid="001210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 para crear carpeta vaci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09:04:50.444856802</meta:creation-date>
    <dc:date>2021-11-11T09:06:32.125763922</dc:date>
    <meta:editing-duration>PT1M44S</meta:editing-duration>
    <meta:editing-cycles>1</meta:editing-cycles>
    <meta:document-statistic meta:table-count="0" meta:image-count="0" meta:object-count="0" meta:page-count="1" meta:paragraph-count="1" meta:word-count="5" meta:character-count="32" meta:non-whitespace-character-count="28"/>
    <meta:generator>LibreOffice/6.4.4.2$Linux_X86_64 LibreOffice_project/40$Build-2</meta:generator>
  </office:meta>
</office:document-meta>
</file>